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left" draw:textarea-vertical-align="top" fo:padding-top="0.03cm" fo:padding-bottom="0.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5cm" svg:height="6cm" svg:x="11.5cm" svg:y="6cm">
          <draw:glue-point draw:id="4" svg:x="5cm" svg:y="-4.166cm"/>
          <draw:glue-point draw:id="5" svg:x="-5cm" svg:y="-4.166cm"/>
          <draw:glue-point draw:id="6" svg:x="-5cm" svg:y="-4.166cm"/>
          <text:p text:style-name="P1"><text:span text:style-name="T1">idT_Shows</text:span><text:span text:style-name="T1"><text:line-break/></text:span><text:span text:style-name="T1">ShowName</text:span></text:p>
          <text:p text:style-name="P1"><text:span text:style-name="T1">ShowUrl</text:span><text:span text:style-name="T1"><text:line-break/></text:span><text:span text:style-name="T1">Country</text:span><text:span text:style-name="T1"><text:line-break/></text:span><text:span text:style-name="T1">Started</text:span><text:span text:style-name="T1"><text:line-break/></text:span><text:span text:style-name="T1">Ended</text:span></text:p>
          <text:p text:style-name="P1"><text:span text:style-name="T1">EndedFlag</text:span></text:p>
          <text:p text:style-name="P1"><text:span text:style-name="T1">Genres</text:span></text:p>
          <text:p text:style-name="P1"><text:span text:style-name="T1">Classification</text:span></text:p>
          <text:p text:style-name="P1"><text:span text:style-name="T1">Timestamp</text:span></text:p>
        </draw:rect>
        <draw:rect draw:style-name="gr2" draw:text-style-name="P3" draw:layer="layout" svg:width="3.5cm" svg:height="1cm" svg:x="11.5cm" svg:y="5cm">
          <text:p text:style-name="P3">T_Shows</text:p>
        </draw:rect>
        <draw:rect draw:style-name="gr2" draw:text-style-name="P3" draw:layer="layout" svg:width="5cm" svg:height="1cm" svg:x="20.5cm" svg:y="3.5cm">
          <text:p text:style-name="P3">T_Episodes</text:p>
        </draw:rect>
        <draw:connector draw:style-name="gr3" draw:text-style-name="P3" draw:layer="layout" svg:x1="15cm" svg:y1="6.501cm" svg:x2="20.5cm" svg:y2="5.501cm" draw:start-shape="id1" draw:start-glue-point="4" draw:end-shape="id2" draw:end-glue-point="4" svg:d="m15000 6501h2750v-1000h2750">
          <text:p/>
        </draw:connector>
        <draw:rect draw:style-name="gr4" draw:text-style-name="P3" draw:layer="layout" svg:width="8cm" svg:height="3cm" svg:x="15.5cm" svg:y="17cm">
          <text:p text:style-name="P3">nextShows' cache DB </text:p>
          <text:p text:style-name="P3">relational model </text:p>
        </draw:rect>
        <draw:rect draw:style-name="gr5" draw:text-style-name="P3" draw:layer="layout" svg:width="5.2cm" svg:height="1cm" svg:x="23.5cm" svg:y="19cm">
          <text:p/>
        </draw:rect>
        <draw:rect draw:style-name="gr6" draw:text-style-name="P4" draw:layer="layout" svg:width="5.2cm" svg:height="1cm" svg:x="23.5cm" svg:y="18cm">
          <text:p text:style-name="P1"><text:span text:style-name="T2">Last change : sta</text:span><text:span text:style-name="T2"><text:line-break/></text:span><text:span text:style-name="T2">Date : 2 dec 2008</text:span></text:p>
        </draw:rect>
        <draw:rect draw:style-name="gr6" draw:text-style-name="P4" draw:layer="layout" svg:width="5.2cm" svg:height="1cm" svg:x="23.5cm" svg:y="17cm">
          <text:p text:style-name="P1"><text:span text:style-name="T2">Authors : kh.starlifter</text:span></text:p>
          <text:p text:style-name="P1"><text:span text:style-name="T2">Date : 30 oct 2008</text:span></text:p>
        </draw:rect>
        <draw:rect draw:style-name="gr1" draw:text-style-name="P2" draw:id="id2" draw:layer="layout" svg:width="5cm" svg:height="7.5cm" svg:x="20.5cm" svg:y="4.5cm">
          <draw:glue-point draw:id="4" svg:x="-5cm" svg:y="-3.666cm"/>
          <text:p text:style-name="P1"><text:span text:style-name="T1">idT_Episodes</text:span><text:span text:style-name="T1"><text:line-break/></text:span><text:span text:style-name="T1">Shows_id</text:span></text:p>
          <text:p text:style-name="P1"><text:span text:style-name="T1">EpisodeName</text:span></text:p>
          <text:p text:style-name="P1"><text:span text:style-name="T1">EpisodeCount</text:span></text:p>
          <text:p text:style-name="P1"><text:span text:style-name="T1">EpisodeNumber</text:span></text:p>
          <text:p text:style-name="P1"><text:span text:style-name="T1">ProdNumber</text:span><text:span text:style-name="T1"><text:line-break/></text:span><text:span text:style-name="T1">SeasonNumber</text:span></text:p>
          <text:p text:style-name="P1"><text:span text:style-name="T1">EpisodeUrl</text:span></text:p>
          <text:p text:style-name="P1"><text:span text:style-name="T1">Date</text:span></text:p>
          <text:p text:style-name="P1"><text:span text:style-name="T1">IsSpecial</text:span></text:p>
        </draw:rect>
        <draw:rect draw:style-name="gr2" draw:text-style-name="P3" draw:layer="layout" svg:width="3.5cm" svg:height="1cm" svg:x="10cm" svg:y="14.5cm">
          <text:p text:style-name="P3">T_Version</text:p>
        </draw:rect>
        <draw:rect draw:style-name="gr1" draw:text-style-name="P2" draw:layer="layout" svg:width="3.5cm" svg:height="2.5cm" svg:x="10cm" svg:y="15.5cm">
          <text:p text:style-name="P1"><text:span text:style-name="T1">Version</text:span></text:p>
        </draw:rect>
        <draw:rect draw:style-name="gr2" draw:text-style-name="P3" draw:layer="layout" svg:width="4.5cm" svg:height="1cm" svg:x="3.5cm" svg:y="3.5cm">
          <text:p text:style-name="P3">T_Akas</text:p>
        </draw:rect>
        <draw:rect draw:style-name="gr1" draw:text-style-name="P2" draw:id="id4" draw:layer="layout" svg:width="4.5cm" svg:height="2cm" svg:x="3.5cm" svg:y="4.5cm">
          <draw:glue-point draw:id="4" svg:x="5cm" svg:y="-2.5cm"/>
          <text:p text:style-name="P2">T_Akas_Shows_id</text:p>
          <text:p text:style-name="P2">Country</text:p>
          <text:p text:style-name="P2">Name</text:p>
        </draw:rect>
        <draw:rect draw:style-name="gr2" draw:text-style-name="P3" draw:layer="layout" svg:width="5.5cm" svg:height="1cm" svg:x="3.5cm" svg:y="10cm">
          <text:p text:style-name="P3">T_Networks</text:p>
        </draw:rect>
        <draw:rect draw:style-name="gr1" draw:text-style-name="P2" draw:id="id3" draw:layer="layout" svg:width="5.5cm" svg:height="2.5cm" svg:x="3.5cm" svg:y="11cm">
          <draw:glue-point draw:id="4" svg:x="5cm" svg:y="-3cm"/>
          <text:p text:style-name="P1"><text:span text:style-name="T1">T_Networks_Shows_id</text:span></text:p>
          <text:p text:style-name="P1"><text:span text:style-name="T1">Country</text:span></text:p>
          <text:p text:style-name="P1"><text:span text:style-name="T1">Name</text:span></text:p>
        </draw:rect>
        <draw:connector draw:style-name="gr3" draw:text-style-name="P3" draw:layer="layout" svg:x1="11.5cm" svg:y1="6.501cm" svg:x2="9cm" svg:y2="11.5cm" draw:start-shape="id1" draw:start-glue-point="5" draw:end-shape="id3" draw:end-glue-point="4" svg:d="m11500 6501h-1250v4999h-1250">
          <text:p/>
        </draw:connector>
        <draw:connector draw:style-name="gr3" draw:text-style-name="P3" draw:layer="layout" svg:x1="11.5cm" svg:y1="6.501cm" svg:x2="8cm" svg:y2="5cm" draw:start-shape="id1" draw:start-glue-point="5" draw:end-shape="id4" draw:end-glue-point="4" svg:d="m11500 6501h-1750v-1501h-1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3:23:05</meta:creation-date>
    <dc:date>2008-12-02T19:28:07</dc:date>
    <meta:editing-duration>PT02H03M45S</meta:editing-duration>
    <meta:editing-cycles>14</meta:editing-cycles>
    <meta:generator>OpenOffice.org/3.0$Linux OpenOffice.org_project/300m9$Build-9358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